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 Time New ROman" svg:font-family="'Time New ROman'"/>
    <style:font-face style:name="Lohit Devanagari1" svg:font-family="'Lohit Devanagari'"/>
    <style:font-face style:name="New" svg:font-family="New"/>
    <style:font-face style:name="New Roman" svg:font-family="'New Roman'"/>
    <style:font-face style:name="Time" svg:font-family="Time"/>
    <style:font-face style:name="Time New" svg:font-family="'Time New'"/>
    <style:font-face style:name="Time New Roman" svg:font-family="'Time New Roman'"/>
    <style:font-face style:name="Times New" svg:font-family="'Times New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 New Roman" officeooo:rsid="000e88c2" officeooo:paragraph-rsid="000e88c2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 New Roman" officeooo:rsid="000f0062" officeooo:paragraph-rsid="000f0062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 New Roman" style:text-underline-style="none" fo:font-weight="normal" officeooo:rsid="001049bb" officeooo:paragraph-rsid="001049bb" style:font-weight-asian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 New Roman" style:text-underline-style="none" fo:font-weight="normal" officeooo:rsid="00113862" officeooo:paragraph-rsid="00113862" style:font-weight-asian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 New Roman" style:text-underline-style="none" fo:font-weight="normal" officeooo:rsid="0012818d" officeooo:paragraph-rsid="0012818d" style:font-weight-asian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 New Roman" style:text-underline-style="none" fo:font-weight="normal" officeooo:rsid="00145227" officeooo:paragraph-rsid="00145227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 New Roman" style:text-underline-style="none" fo:font-weight="normal" officeooo:rsid="0014731b" officeooo:paragraph-rsid="0014731b" style:font-weight-asian="normal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Time New Roman" style:text-underline-style="none" fo:font-weight="normal" officeooo:rsid="00152790" officeooo:paragraph-rsid="00152790" style:font-weight-asian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 New Roman" style:text-underline-style="none" fo:font-weight="normal" officeooo:rsid="00211f37" officeooo:paragraph-rsid="00211f37" style:font-weight-asian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 New Roman" style:text-underline-style="none" fo:font-weight="bold" officeooo:rsid="00211f37" officeooo:paragraph-rsid="00211f37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 New Roman" fo:font-weight="bold" officeooo:paragraph-rsid="00211f37" style:font-weight-asian="bold" style:font-weight-complex="bold"/>
    </style:style>
    <style:style style:name="P12" style:family="paragraph" style:parent-style-name="Standard" style:list-style-name="L11">
      <style:paragraph-properties fo:line-height="150%" fo:text-align="start" style:justify-single-word="false"/>
      <style:text-properties style:font-name="Time New Roman" fo:font-weight="bold" officeooo:paragraph-rsid="0029acad" style:font-weight-asian="bold" style:font-weight-complex="bold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style:font-name="Time New Roman" officeooo:paragraph-rsid="00152790"/>
    </style:style>
    <style:style style:name="P14" style:family="paragraph" style:parent-style-name="Standard" style:list-style-name="L7">
      <style:paragraph-properties fo:line-height="150%" fo:text-align="justify" style:justify-single-word="false"/>
      <style:text-properties style:font-name="Time New Roman" officeooo:paragraph-rsid="00211f37"/>
    </style:style>
    <style:style style:name="P15" style:family="paragraph" style:parent-style-name="Standard" style:list-style-name="L8">
      <style:paragraph-properties fo:line-height="150%" fo:text-align="justify" style:justify-single-word="false"/>
      <style:text-properties style:font-name="Time New Roman" officeooo:paragraph-rsid="00211f37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 New Roman" officeooo:paragraph-rsid="00211f37"/>
    </style:style>
    <style:style style:name="P17" style:family="paragraph" style:parent-style-name="Standard" style:list-style-name="L9">
      <style:paragraph-properties fo:line-height="150%" fo:text-align="justify" style:justify-single-word="false"/>
      <style:text-properties style:font-name="Time New Roman" officeooo:paragraph-rsid="00211f37"/>
    </style:style>
    <style:style style:name="P18" style:family="paragraph" style:parent-style-name="Standard" style:list-style-name="L11">
      <style:paragraph-properties fo:line-height="150%" fo:text-align="justify" style:justify-single-word="false">
        <style:tab-stops>
          <style:tab-stop style:position="5.2189in"/>
        </style:tab-stops>
      </style:paragraph-properties>
      <style:text-properties style:font-name="Time New Roman" officeooo:paragraph-rsid="00211f37"/>
    </style:style>
    <style:style style:name="P19" style:family="paragraph" style:parent-style-name="Standard" style:list-style-name="L11">
      <style:paragraph-properties fo:line-height="150%" fo:text-align="justify" style:justify-single-word="false"/>
      <style:text-properties style:font-name="Time New Roman" officeooo:paragraph-rsid="00211f37"/>
    </style:style>
    <style:style style:name="P20" style:family="paragraph" style:parent-style-name="Standard" style:list-style-name="L11">
      <style:paragraph-properties fo:line-height="150%" fo:text-align="start" style:justify-single-word="false">
        <style:tab-stops>
          <style:tab-stop style:position="5.2189in"/>
        </style:tab-stops>
      </style:paragraph-properties>
      <style:text-properties style:font-name="Time New Roman" officeooo:paragraph-rsid="0029acad"/>
    </style:style>
    <style:style style:name="P21" style:family="paragraph" style:parent-style-name="Standard" style:list-style-name="L11">
      <style:paragraph-properties fo:line-height="150%" fo:text-align="start" style:justify-single-word="false"/>
      <style:text-properties style:font-name="Time New Roman" officeooo:paragraph-rsid="0029acad"/>
    </style:style>
    <style:style style:name="P22" style:family="paragraph" style:parent-style-name="Standard">
      <style:paragraph-properties fo:line-height="150%" fo:text-align="justify" style:justify-single-word="false"/>
      <style:text-properties officeooo:rsid="000f0062" officeooo:paragraph-rsid="000f0062"/>
    </style:style>
    <style:style style:name="P23" style:family="paragraph" style:parent-style-name="Standard" style:list-style-name="L12">
      <style:paragraph-properties fo:line-height="150%" fo:text-align="justify" style:justify-single-word="false"/>
      <style:text-properties officeooo:paragraph-rsid="00211f37"/>
    </style:style>
    <style:style style:name="P24" style:family="paragraph" style:parent-style-name="Standard" style:list-style-name="L11">
      <style:paragraph-properties fo:margin-top="0in" fo:margin-bottom="0in" loext:contextual-spacing="false" fo:line-height="150%" fo:text-align="justify" style:justify-single-word="false"/>
      <style:text-properties style:font-name="Time New Roman" officeooo:paragraph-rsid="002d9162"/>
    </style:style>
    <style:style style:name="P25" style:family="paragraph" style:parent-style-name="Standard" style:list-style-name="L11">
      <style:paragraph-properties fo:margin-top="0in" fo:margin-bottom="0in" loext:contextual-spacing="false" fo:line-height="150%" fo:text-align="justify" style:justify-single-word="false"/>
      <style:text-properties style:font-name="Time New Roman" style:text-underline-style="solid" style:text-underline-width="auto" style:text-underline-color="font-color" fo:font-weight="bold" officeooo:rsid="002c4beb" officeooo:paragraph-rsid="002ca899" style:font-weight-asian="bold" style:font-weight-complex="bold"/>
    </style:style>
    <style:style style:name="P26" style:family="paragraph" style:parent-style-name="Standard" style:list-style-name="L11">
      <style:paragraph-properties fo:margin-top="0in" fo:margin-bottom="0in" loext:contextual-spacing="false" fo:line-height="150%" fo:text-align="justify" style:justify-single-word="false"/>
      <style:text-properties style:font-name="Time New Roman" fo:font-weight="normal" officeooo:paragraph-rsid="002d9162" style:font-weight-asian="normal" style:font-weight-complex="normal"/>
    </style:style>
    <style:style style:name="P27" style:family="paragraph" style:parent-style-name="Standard" style:list-style-name="L11">
      <style:paragraph-properties fo:margin-top="0in" fo:margin-bottom="0in" loext:contextual-spacing="false" fo:line-height="150%" fo:text-align="justify" style:justify-single-word="false"/>
      <style:text-properties style:font-name="Time New Roman" fo:font-weight="normal" officeooo:paragraph-rsid="00433427" style:font-weight-asian="normal" style:font-weight-complex="normal"/>
    </style:style>
    <style:style style:name="P28" style:family="paragraph" style:parent-style-name="Standard" style:list-style-name="L2">
      <style:paragraph-properties fo:margin-left="0.4925in" fo:margin-right="0in" fo:line-height="100%" fo:text-align="justify" style:justify-single-word="false" fo:text-indent="-0.25in" style:auto-text-indent="false"/>
      <style:text-properties style:font-name="Time New Roman" style:text-underline-style="none" fo:font-weight="normal" officeooo:rsid="001e191b" officeooo:paragraph-rsid="001e191b" style:font-weight-asian="normal" style:font-weight-complex="normal"/>
    </style:style>
    <style:style style:name="P29" style:family="paragraph" style:parent-style-name="Standard" style:list-style-name="L3">
      <style:paragraph-properties fo:margin-left="0.4925in" fo:margin-right="0in" fo:line-height="100%" fo:text-align="justify" style:justify-single-word="false" fo:text-indent="-0.25in" style:auto-text-indent="false"/>
      <style:text-properties style:font-name="Time New Roman" style:text-underline-style="none" fo:font-weight="normal" officeooo:rsid="001e191b" officeooo:paragraph-rsid="001e191b" style:font-weight-asian="normal" style:font-weight-complex="normal"/>
    </style:style>
    <style:style style:name="P30" style:family="paragraph" style:parent-style-name="Standard" style:list-style-name="L4">
      <style:paragraph-properties fo:margin-left="0.4925in" fo:margin-right="0in" fo:line-height="100%" fo:text-align="justify" style:justify-single-word="false" fo:text-indent="-0.25in" style:auto-text-indent="false"/>
      <style:text-properties style:font-name="Time New Roman" style:text-underline-style="none" fo:font-weight="normal" officeooo:rsid="001e191b" officeooo:paragraph-rsid="001e191b" style:font-weight-asian="normal" style:font-weight-complex="normal"/>
    </style:style>
    <style:style style:name="P31" style:family="paragraph" style:parent-style-name="Standard" style:list-style-name="L5">
      <style:paragraph-properties fo:margin-left="0.4925in" fo:margin-right="0in" fo:line-height="100%" fo:text-align="justify" style:justify-single-word="false" fo:text-indent="-0.25in" style:auto-text-indent="false"/>
      <style:text-properties style:font-name="Time New Roman" style:text-underline-style="none" fo:font-weight="normal" officeooo:rsid="001e191b" officeooo:paragraph-rsid="001e191b" style:font-weight-asian="normal" style:font-weight-complex="normal"/>
    </style:style>
    <style:style style:name="P32" style:family="paragraph" style:parent-style-name="Standard" style:list-style-name="L6">
      <style:paragraph-properties fo:margin-left="0.4925in" fo:margin-right="0in" fo:line-height="100%" fo:text-align="justify" style:justify-single-word="false" fo:text-indent="-0.25in" style:auto-text-indent="false"/>
      <style:text-properties style:font-name="Time New Roman" style:text-underline-style="none" fo:font-weight="normal" officeooo:rsid="001e191b" officeooo:paragraph-rsid="001e191b" style:font-weight-asian="normal" style:font-weight-complex="normal"/>
    </style:style>
    <style:style style:name="P33" style:family="paragraph" style:parent-style-name="Standard">
      <style:paragraph-properties fo:margin-left="0.4925in" fo:margin-right="0in" fo:line-height="100%" fo:text-align="justify" style:justify-single-word="false" fo:text-indent="0in" style:auto-text-indent="false"/>
      <style:text-properties style:font-name="Time New Roman" style:text-underline-style="none" fo:font-weight="normal" officeooo:rsid="001e191b" officeooo:paragraph-rsid="001e191b" style:font-weight-asian="normal" style:font-weight-complex="normal"/>
    </style:style>
    <style:style style:name="P34" style:family="paragraph" style:parent-style-name="Horizontal_20_Line" style:list-style-name="L11">
      <style:text-properties fo:font-size="18pt" style:font-size-asian="18pt" style:font-size-complex="18pt"/>
    </style:style>
    <style:style style:name="P35" style:family="paragraph" style:parent-style-name="Horizontal_20_Line">
      <style:text-properties style:font-name="Time New Roman" fo:font-size="18pt" fo:font-weight="bold" style:font-size-asian="18pt" style:font-weight-asian="bold" style:font-size-complex="18pt" style:font-weight-complex="bold"/>
    </style:style>
    <style:style style:name="P36" style:family="paragraph" style:parent-style-name="Horizontal_20_Line">
      <style:paragraph-properties fo:text-align="center" style:justify-single-word="false"/>
      <style:text-properties style:font-name="Time New Roman" fo:font-size="20pt" fo:font-weight="bold" style:font-size-asian="20pt" style:font-weight-asian="bold" style:font-size-complex="20pt" style:font-weight-complex="bold"/>
    </style:style>
    <style:style style:name="P37" style:family="paragraph" style:parent-style-name="Horizontal_20_Line">
      <style:text-properties style:font-name=" Time New ROman" fo:font-size="18pt" fo:font-weight="bold" style:font-size-asian="18pt" style:font-weight-asian="bold" style:font-size-complex="18pt" style:font-weight-complex="bold"/>
    </style:style>
    <style:style style:name="P38" style:family="paragraph" style:parent-style-name="Horizontal_20_Line">
      <style:text-properties style:font-name="Time New" fo:font-size="18pt" fo:font-weight="bold" style:font-size-asian="18pt" style:font-weight-asian="bold" style:font-size-complex="18pt" style:font-weight-complex="bold"/>
    </style:style>
    <style:style style:name="P39" style:family="paragraph" style:parent-style-name="Horizontal_20_Line" style:list-style-name="L11">
      <style:text-properties style:font-name="Time New" fo:font-size="18pt" fo:font-weight="bold" style:font-size-asian="18pt" style:font-weight-asian="bold" style:font-size-complex="18pt" style:font-weight-complex="bold"/>
    </style:style>
    <style:style style:name="P40" style:family="paragraph" style:parent-style-name="Horizontal_20_Line">
      <style:text-properties style:font-name="Times New" fo:font-size="18pt" fo:font-weight="bold" style:font-size-asian="18pt" style:font-weight-asian="bold" style:font-size-complex="18pt" style:font-weight-complex="bold"/>
    </style:style>
    <style:style style:name="P41" style:family="paragraph" style:parent-style-name="Horizontal_20_Line" style:list-style-name="L11">
      <style:paragraph-properties fo:text-align="start" style:justify-single-word="false"/>
      <style:text-properties style:font-name="Time" fo:font-size="18pt" fo:font-weight="bold" officeooo:paragraph-rsid="003dc6e7" style:font-size-asian="18pt" style:font-weight-asian="bold" style:font-size-complex="18pt" style:font-weight-complex="bold"/>
    </style:style>
    <style:style style:name="P42" style:family="paragraph" style:parent-style-name="List_20_Paragraph" style:list-style-name="L10">
      <style:paragraph-properties fo:margin-top="0in" fo:margin-bottom="0in" loext:contextual-spacing="true" fo:line-height="150%" fo:text-align="justify" style:justify-single-word="false"/>
      <style:text-properties style:font-name="Time New Roman" officeooo:paragraph-rsid="0026abfd"/>
    </style:style>
    <style:style style:name="P43" style:family="paragraph" style:parent-style-name="List_20_Paragraph" style:list-style-name="L11">
      <style:paragraph-properties fo:margin-top="0in" fo:margin-bottom="0in" loext:contextual-spacing="true" fo:line-height="150%" fo:text-align="justify" style:justify-single-word="false"/>
      <style:text-properties style:font-name="Time New Roman" officeooo:paragraph-rsid="0029acad"/>
    </style:style>
    <style:style style:name="P44" style:family="paragraph" style:parent-style-name="List_20_Paragraph" style:list-style-name="L11">
      <style:paragraph-properties fo:margin-top="0in" fo:margin-bottom="0in" loext:contextual-spacing="true" fo:line-height="150%" fo:text-align="justify" style:justify-single-word="false"/>
      <style:text-properties style:font-name="Time New Roman" officeooo:paragraph-rsid="002ada2e"/>
    </style:style>
    <style:style style:name="P45" style:family="paragraph" style:parent-style-name="List_20_Paragraph" style:list-style-name="L11">
      <style:paragraph-properties fo:margin-top="0in" fo:margin-bottom="0in" loext:contextual-spacing="true" fo:line-height="150%" fo:text-align="start" style:justify-single-word="false"/>
      <style:text-properties style:font-name="Time New Roman" officeooo:paragraph-rsid="0029acad"/>
    </style:style>
    <style:style style:name="P46" style:family="paragraph" style:parent-style-name="List_20_Paragraph" style:list-style-name="L11">
      <style:paragraph-properties fo:margin-top="0in" fo:margin-bottom="0in" loext:contextual-spacing="true" fo:line-height="150%" fo:text-align="justify" style:justify-single-word="false"/>
      <style:text-properties style:font-name="Time New Roman" officeooo:rsid="002ada2e" officeooo:paragraph-rsid="002ada2e"/>
    </style:style>
    <style:style style:name="P47" style:family="paragraph" style:parent-style-name="List_20_Paragraph" style:list-style-name="L11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style:font-name="Time New Roman" officeooo:paragraph-rsid="0029acad"/>
    </style:style>
    <style:style style:name="P48" style:family="paragraph" style:parent-style-name="List_20_Paragraph" style:list-style-name="L11">
      <style:paragraph-properties fo:margin-left="0in" fo:margin-right="0in" fo:margin-top="0in" fo:margin-bottom="0in" loext:contextual-spacing="true" fo:line-height="150%" fo:text-align="start" style:justify-single-word="false" fo:text-indent="0in" style:auto-text-indent="false"/>
      <style:text-properties style:font-name="Time New Roman" officeooo:paragraph-rsid="0029acad"/>
    </style:style>
    <style:style style:name="P49" style:family="paragraph" style:parent-style-name="List_20_Paragraph" style:list-style-name="L11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style:font-name="Time New Roman" style:text-underline-style="solid" style:text-underline-width="auto" style:text-underline-color="font-color" fo:font-weight="bold" officeooo:rsid="002c4beb" officeooo:paragraph-rsid="002c4beb" style:font-weight-asian="bold" style:font-weight-complex="bold"/>
    </style:style>
    <style:style style:name="P50" style:family="paragraph" style:parent-style-name="List_20_Paragraph" style:list-style-name="L11">
      <style:paragraph-properties fo:margin-left="0in" fo:margin-right="0in" fo:margin-top="0in" fo:margin-bottom="0in" loext:contextual-spacing="true" fo:line-height="150%" fo:text-align="start" style:justify-single-word="false" fo:text-indent="0in" style:auto-text-indent="false"/>
      <style:text-properties style:font-name="Time New Roman" style:text-underline-style="none" fo:font-weight="normal" officeooo:paragraph-rsid="0029acad" style:font-weight-asian="normal" style:font-weight-complex="normal"/>
    </style:style>
    <style:style style:name="P51" style:family="paragraph" style:parent-style-name="List_20_Paragraph" style:list-style-name="L11">
      <style:paragraph-properties fo:margin-left="0in" fo:margin-right="0in" fo:margin-top="0in" fo:margin-bottom="0in" loext:contextual-spacing="true" fo:line-height="150%" fo:text-align="start" style:justify-single-word="false" fo:text-indent="0in" style:auto-text-indent="false"/>
      <style:text-properties style:font-name="Time New Roman" fo:font-weight="normal" officeooo:paragraph-rsid="003dc6e7" style:font-weight-asian="normal" style:font-weight-complex="normal"/>
    </style:style>
    <style:style style:name="T1" style:family="text">
      <style:text-properties officeooo:rsid="0012818d"/>
    </style:style>
    <style:style style:name="T2" style:family="text">
      <style:text-properties officeooo:rsid="0014731b"/>
    </style:style>
    <style:style style:name="T3" style:family="text">
      <style:text-properties officeooo:rsid="00152790"/>
    </style:style>
    <style:style style:name="T4" style:family="text">
      <style:text-properties style:text-underline-style="none" fo:font-weight="normal" officeooo:rsid="00152790" style:font-weight-asian="normal" style:font-weight-complex="normal"/>
    </style:style>
    <style:style style:name="T5" style:family="text">
      <style:text-properties style:text-underline-style="none" fo:font-weight="normal" officeooo:rsid="001ad1f3" style:font-weight-asian="normal" style:font-weight-complex="normal"/>
    </style:style>
    <style:style style:name="T6" style:family="text">
      <style:text-properties style:text-underline-style="none" fo:font-weight="normal" officeooo:rsid="001d7a98" style:font-weight-asian="normal" style:font-weight-complex="normal"/>
    </style:style>
    <style:style style:name="T7" style:family="text">
      <style:text-properties style:text-underline-style="none" fo:font-weight="normal" officeooo:rsid="00211f37" style:font-weight-asian="normal" style:font-weight-complex="normal"/>
    </style:style>
    <style:style style:name="T8" style:family="text">
      <style:text-properties style:text-underline-style="none" fo:font-weight="normal" officeooo:rsid="0021693d" style:font-weight-asian="normal" style:font-weight-complex="normal"/>
    </style:style>
    <style:style style:name="T9" style:family="text">
      <style:text-properties style:text-underline-style="none" fo:font-weight="normal" officeooo:rsid="002196d4" style:font-weight-asian="normal" style:font-weight-complex="normal"/>
    </style:style>
    <style:style style:name="T10" style:family="text">
      <style:text-properties style:text-underline-style="none" fo:font-weight="normal" officeooo:rsid="0022b416" style:font-weight-asian="normal" style:font-weight-complex="normal"/>
    </style:style>
    <style:style style:name="T11" style:family="text">
      <style:text-properties style:text-underline-style="none" fo:font-weight="normal" officeooo:rsid="0023d0a2" style:font-weight-asian="normal" style:font-weight-complex="normal"/>
    </style:style>
    <style:style style:name="T12" style:family="text">
      <style:text-properties style:text-underline-style="none" fo:font-weight="normal" officeooo:rsid="00251c7d" style:font-weight-asian="normal" style:font-weight-complex="normal"/>
    </style:style>
    <style:style style:name="T13" style:family="text">
      <style:text-properties style:text-underline-style="none" fo:font-weight="normal" officeooo:rsid="0026abfd" style:font-weight-asian="normal" style:font-weight-complex="normal"/>
    </style:style>
    <style:style style:name="T14" style:family="text">
      <style:text-properties style:text-underline-style="none" fo:font-weight="normal" officeooo:rsid="0029acad" style:font-weight-asian="normal" style:font-weight-complex="normal"/>
    </style:style>
    <style:style style:name="T15" style:family="text">
      <style:text-properties style:text-underline-style="none" fo:font-weight="normal" officeooo:rsid="00560cc9" style:font-weight-asian="normal" style:font-weight-complex="normal"/>
    </style:style>
    <style:style style:name="T16" style:family="text">
      <style:text-properties style:text-underline-style="none" fo:font-weight="normal" officeooo:rsid="005a5904" style:font-weight-asian="normal" style:font-weight-complex="normal"/>
    </style:style>
    <style:style style:name="T17" style:family="text">
      <style:text-properties style:text-underline-style="none" fo:font-weight="normal" officeooo:rsid="005b8a82" style:font-weight-asian="normal" style:font-weight-complex="normal"/>
    </style:style>
    <style:style style:name="T18" style:family="text">
      <style:text-properties style:text-underline-style="none" fo:font-weight="normal" style:font-weight-asian="normal" style:font-name-complex="Times New Roman2" style:font-weight-complex="normal"/>
    </style:style>
    <style:style style:name="T19" style:family="text">
      <style:text-properties style:text-underline-style="none" fo:font-weight="normal" officeooo:rsid="00211f37" style:font-weight-asian="normal" style:font-name-complex="Times New Roman2" style:font-weight-complex="normal"/>
    </style:style>
    <style:style style:name="T20" style:family="text">
      <style:text-properties style:text-underline-style="none" fo:font-weight="normal" officeooo:rsid="0026abfd" style:font-weight-asian="normal" style:font-name-complex="Times New Roman2" style:font-weight-complex="normal"/>
    </style:style>
    <style:style style:name="T21" style:family="text">
      <style:text-properties style:text-underline-style="none" fo:font-weight="normal" officeooo:rsid="002ada2e" style:font-weight-asian="normal" style:font-name-complex="Times New Roman2" style:font-weight-complex="normal"/>
    </style:style>
    <style:style style:name="T22" style:family="text">
      <style:text-properties style:text-underline-style="none" fo:font-weight="normal" officeooo:rsid="002c4beb" style:font-weight-asian="normal" style:font-name-complex="Times New Roman2" style:font-weight-complex="normal"/>
    </style:style>
    <style:style style:name="T23" style:family="text">
      <style:text-properties style:text-underline-style="none" fo:font-weight="normal" officeooo:rsid="002f5b56" style:font-weight-asian="normal" style:font-name-complex="Times New Roman2" style:font-weight-complex="normal"/>
    </style:style>
    <style:style style:name="T24" style:family="text">
      <style:text-properties style:text-underline-style="none" fo:font-weight="normal" officeooo:rsid="005fef2a" style:font-weight-asian="normal" style:font-name-complex="Times New Roman2" style:font-weight-complex="normal"/>
    </style:style>
    <style:style style:name="T25" style:family="text">
      <style:text-properties style:text-underline-style="none" fo:font-weight="normal" officeooo:rsid="0060bc55" style:font-weight-asian="normal" style:font-name-complex="Times New Roman2" style:font-weight-complex="normal"/>
    </style:style>
    <style:style style:name="T26" style:family="text">
      <style:text-properties style:text-underline-style="none" officeooo:rsid="00211f37"/>
    </style:style>
    <style:style style:name="T27" style:family="text">
      <style:text-properties style:text-underline-style="none" officeooo:rsid="00251c7d"/>
    </style:style>
    <style:style style:name="T28" style:family="text">
      <style:text-properties style:text-underline-style="none" fo:font-weight="bold" officeooo:rsid="00211f37" style:font-weight-asian="bold" style:font-weight-complex="bold"/>
    </style:style>
    <style:style style:name="T29" style:family="text">
      <style:text-properties style:text-underline-style="none" fo:font-weight="bold" officeooo:rsid="00251c7d" style:font-weight-asian="bold" style:font-weight-complex="bold"/>
    </style:style>
    <style:style style:name="T30" style:family="text">
      <style:text-properties style:text-underline-style="none" fo:font-weight="bold" officeooo:rsid="0029acad" style:font-weight-asian="bold" style:font-weight-complex="bold"/>
    </style:style>
    <style:style style:name="T31" style:family="text">
      <style:text-properties style:text-underline-style="none" officeooo:rsid="0029b47e" style:font-name-complex="Times New Roman2"/>
    </style:style>
    <style:style style:name="T32" style:family="text">
      <style:text-properties style:text-underline-style="none" officeooo:rsid="0026abfd" style:font-name-complex="Times New Roman2"/>
    </style:style>
    <style:style style:name="T33" style:family="text">
      <style:text-properties style:text-underline-style="none" officeooo:rsid="005c33ba" style:font-name-complex="Times New Roman2"/>
    </style:style>
    <style:style style:name="T34" style:family="text">
      <style:text-properties style:text-underline-style="none" officeooo:rsid="005c6058" style:font-name-complex="Times New Roman2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58c72b" style:font-weight-asian="bold" style:font-weight-complex="bold"/>
    </style:style>
    <style:style style:name="T37" style:family="text">
      <style:text-properties fo:font-weight="bold" style:font-weight-asian="bold" style:font-name-complex="Times New Roman2"/>
    </style:style>
    <style:style style:name="T38" style:family="text">
      <style:text-properties style:font-name="Times New Roman" style:font-name-complex="Times New Roman2"/>
    </style:style>
    <style:style style:name="T39" style:family="text">
      <style:text-properties style:font-name="Times New Roman" fo:font-weight="bold" style:font-weight-asian="bold" style:font-name-complex="Times New Roman2" style:font-weight-complex="bold"/>
    </style:style>
    <style:style style:name="T40" style:family="text">
      <style:text-properties style:font-name-complex="Times New Roman2"/>
    </style:style>
    <style:style style:name="T41" style:family="text">
      <style:text-properties officeooo:rsid="0026abfd" style:font-name-complex="Times New Roman2"/>
    </style:style>
    <style:style style:name="T42" style:family="text">
      <style:text-properties officeooo:rsid="0029b47e" style:font-name-complex="Times New Roman2"/>
    </style:style>
    <style:style style:name="T43" style:family="text">
      <style:text-properties officeooo:rsid="002f5b56" style:font-name-complex="Times New Roman2"/>
    </style:style>
    <style:style style:name="T44" style:family="text">
      <style:text-properties officeooo:rsid="005316b2" style:font-name-complex="Times New Roman2"/>
    </style:style>
    <style:style style:name="T45" style:family="text">
      <style:text-properties officeooo:rsid="005b96f7" style:font-name-complex="Times New Roman2"/>
    </style:style>
    <style:style style:name="T46" style:family="text">
      <style:text-properties style:font-name="Time New Roman"/>
    </style:style>
    <style:style style:name="T47" style:family="text">
      <style:text-properties style:font-name="Time New Roman" style:text-underline-style="none" fo:font-weight="normal" officeooo:rsid="00211f37" style:font-weight-asian="normal" style:font-weight-complex="normal"/>
    </style:style>
    <style:style style:name="T48" style:family="text">
      <style:text-properties style:font-name="Time New Roman" officeooo:rsid="0037bb99"/>
    </style:style>
    <style:style style:name="T49" style:family="text">
      <style:text-properties officeooo:rsid="0033ccb4"/>
    </style:style>
    <style:style style:name="T50" style:family="text">
      <style:text-properties style:font-name="Times New Roman1" fo:font-weight="bold" style:font-weight-asian="bold" style:font-name-complex="Times New Roman2" style:font-weight-complex="bold"/>
    </style:style>
    <style:style style:name="T51" style:family="text">
      <style:text-properties style:font-name="Times New Roman1" fo:font-weight="bold" officeooo:rsid="0026abfd" style:font-weight-asian="bold" style:font-name-complex="Times New Roman2" style:font-weight-complex="bold"/>
    </style:style>
    <style:style style:name="T52" style:family="text">
      <style:text-properties fo:font-weight="normal" style:font-weight-asian="normal" style:font-name-complex="Times New Roman2" style:font-weight-complex="normal"/>
    </style:style>
    <style:style style:name="T53" style:family="text">
      <style:text-properties officeooo:rsid="004c2d11"/>
    </style:style>
    <style:style style:name="T54" style:family="text">
      <style:text-properties officeooo:rsid="00544398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CURRICULUM VITAE FOR OCIBA JAMES</text:p>
      <text:p text:style-name="P1">Ociba James</text:p>
      <text:p text:style-name="P1">Makerere , Kampala.</text:p>
      <text:p text:style-name="P2">Mobile Number : +256(0) 775401793 , +256(0) 753926367</text:p>
      <text:p text:style-name="P22"><text:span text:style-name="T46">Email: </text:span><text:a xlink:type="simple" xlink:href="mailto:Ocibajames@gmail.com" text:style-name="Internet_20_link" text:visited-style-name="Visited_20_Internet_20_Link"><text:span text:style-name="T46">Ocibajames@gmail.com</text:span></text:a></text:p>
      <text:p text:style-name="P22"><text:span text:style-name="T48">GitHub</text:span><text:span text:style-name="T46">: </text:span><text:a xlink:type="simple" xlink:href="https://github.com/Ociba" text:style-name="Internet_20_link" text:visited-style-name="Visited_20_Internet_20_Link"><text:span text:style-name="T46">https://github.com/Ociba</text:span></text:a></text:p>
      <text:p text:style-name="P35">Bio-Information</text:p>
      <text:p text:style-name="P3">Nationality: Ugandan</text:p>
      <text:p text:style-name="P3">Date of Birth: 25.10.1986</text:p>
      <text:p text:style-name="P3">Gender: Male</text:p>
      <text:p text:style-name="P3">Marital Status: Married</text:p>
      <text:p text:style-name="P37">Education and Training</text:p>
      <text:p text:style-name="P4">2016-To date <text:s text:c="3"/><text:span text:style-name="T1">Makerere University, Kampala</text:span></text:p>
      <text:p text:style-name="P4"><text:s text:c="24"/><text:span text:style-name="T1">Bsc. Software Engineering.</text:span></text:p>
      <text:p text:style-name="P5">2012-2015 <text:s text:c="6"/>Busitema University, Tororo</text:p>
      <text:p text:style-name="P5"><text:s text:c="25"/>Diploma in Teaching (Primary).</text:p>
      <text:p text:style-name="P5">2005-2005 <text:s text:c="6"/>Mukuju Core P.T.C, Tororo</text:p>
      <text:p text:style-name="P5"><text:s text:c="25"/>Grade III Certificate.</text:p>
      <text:p text:style-name="P6">2001-2004 <text:s text:c="7"/>Mukura Memorial S.S, Ngora</text:p>
      <text:p text:style-name="P6"><text:s text:c="25"/><text:span text:style-name="T2">Uganda Certificate of Education.</text:span></text:p>
      <text:p text:style-name="P7">1992 -<text:span text:style-name="T53">2000</text:span> <text:s text:c="6"/>Kapir Primary School</text:p>
      <text:p text:style-name="P7"><text:s text:c="25"/>Primary Leaving Examination.</text:p>
      <text:p text:style-name="P38">Professional Skills and Competences</text:p>
      <text:list xml:id="list4219615161" text:style-name="L1">
        <text:list-item>
          <text:p text:style-name="P13"><text:span text:style-name="T6">Website Site and </text:span><text:span text:style-name="T4">Web </text:span><text:span text:style-name="T5">System</text:span><text:span text:style-name="T4"> development using HTML, CSS, bootstrap, Java script, PHP, SQL, Laravel</text:span></text:p>
        </text:list-item>
        <text:list-item>
          <text:p text:style-name="P8">Rest API testing using PHP Unit (TDD), Integration Testing</text:p>
        </text:list-item>
        <text:list-item>
          <text:p text:style-name="P8">Version control using GIT,</text:p>
        </text:list-item>
        <text:list-item>
          <text:p text:style-name="P8">Database Management using MySQL</text:p>
        </text:list-item>
        <text:list-item>
          <text:p text:style-name="P8">System Analysis and Design</text:p>
        </text:list-item>
        <text:list-item>
          <text:p text:style-name="P8"><text:soft-page-break/>Microsoft software package (Word, Excel and PowerPoint)</text:p>
          <text:p text:style-name="P8"/>
        </text:list-item>
      </text:list>
      <text:p text:style-name="P40"><text:span text:style-name="T3">P</text:span>ersonal and Interpersonal Competences</text:p>
      <text:list xml:id="list1823170179" text:style-name="L2">
        <text:list-item>
          <text:p text:style-name="P28">Communication</text:p>
        </text:list-item>
      </text:list>
      <text:p text:style-name="P33">I am fluent in spoken/written English, <text:span text:style-name="T49">Ateso</text:span> and have the ability to confidently express myself to people of all stature.</text:p>
      <text:list xml:id="list1540634088" text:style-name="L3">
        <text:list-item>
          <text:p text:style-name="P29">Team building</text:p>
        </text:list-item>
      </text:list>
      <text:p text:style-name="P33">I work well with teams given the experience to achieve project/<text:span text:style-name="T54">task</text:span> goals during classwork,volunteering, and previous employment.</text:p>
      <text:list xml:id="list2696835556" text:style-name="L4">
        <text:list-item>
          <text:p text:style-name="P30">Leadership</text:p>
        </text:list-item>
      </text:list>
      <text:p text:style-name="P33"><text:s/>I have featured as a leader at all levels of my academic journey as we tried to complete assignments in time.</text:p>
      <text:list xml:id="list343441972" text:style-name="L5">
        <text:list-item>
          <text:p text:style-name="P31">Financial Management</text:p>
        </text:list-item>
      </text:list>
      <text:p text:style-name="P33">I have managed my personal finances, household moneys and small savings groups successfully among others.</text:p>
      <text:list xml:id="list2912127075" text:style-name="L6">
        <text:list-item>
          <text:p text:style-name="P32"><text:s/>Adaptability</text:p>
        </text:list-item>
      </text:list>
      <text:p text:style-name="P33"><text:s/>I am a fast learner, flexible and have the capacity to adjust quickly to new environments.</text:p>
      <text:p text:style-name="P38">Work Experience</text:p>
      <text:p text:style-name="P9"><text:span text:style-name="T35"><text:s/></text:span><text:span text:style-name="T36">Software </text:span><text:span text:style-name="T35">Developer,</text:span> Jaaja Information Technology Services.</text:p>
      <text:p text:style-name="P9">June 2020- 2021</text:p>
      <text:p text:style-name="P10">Key Role:</text:p>
      <text:list xml:id="list3466273694" text:style-name="L7">
        <text:list-item>
          <text:p text:style-name="P14"><text:span text:style-name="T7"><text:s/></text:span><text:span text:style-name="T8">Write code</text:span><text:span text:style-name="T7"> to <text:s/>meet client </text:span><text:span text:style-name="T8">requirements and </text:span><text:span text:style-name="T7">specification</text:span><text:span text:style-name="T8">s.</text:span></text:p>
        </text:list-item>
      </text:list>
      <text:p text:style-name="P10">Deliverables and Accomplishments:</text:p>
      <text:list xml:id="list2339569144" text:style-name="L8">
        <text:list-item>
          <text:p text:style-name="P15"><text:span text:style-name="T7"><text:s/></text:span><text:span text:style-name="T8">D</text:span><text:span text:style-name="T7">esign, develop, coding, testing and debugging of applications </text:span><text:span text:style-name="T9">code</text:span><text:span text:style-name="T7">.</text:span></text:p>
        </text:list-item>
        <text:list-item>
          <text:p text:style-name="P15"><text:span text:style-name="T7"><text:s/></text:span><text:span text:style-name="T15">Completing</text:span><text:span text:style-name="T7"> work and assignments </text:span><text:span text:style-name="T15">in time</text:span><text:span text:style-name="T7">.</text:span></text:p>
        </text:list-item>
        <text:list-item>
          <text:p text:style-name="P15"><text:span text:style-name="T10">C</text:span><text:span text:style-name="T7">ommunication <text:s/>between </text:span><text:span text:style-name="T10">lead developers,team</text:span><text:span text:style-name="T7"> and other stakeholders.</text:span></text:p>
        </text:list-item>
        <text:list-item>
          <text:p text:style-name="P15"><text:span text:style-name="T7">Website, </text:span><text:span text:style-name="T10">Web system</text:span><text:span text:style-name="T7"> development and maintenance.</text:span></text:p>
        </text:list-item>
      </text:list>
      <text:p text:style-name="P11"><text:span text:style-name="T26">Software Developer, Pahappa LTD.</text:span></text:p>
      <text:p text:style-name="P16"><text:span text:style-name="T7"><text:s text:c="4"/>January 2019-June 2020</text:span></text:p>
      <text:p text:style-name="P11"><text:span text:style-name="T26"/></text:p>
      <text:p text:style-name="P11"><text:span text:style-name="T26">Key Role:</text:span></text:p>
      <text:list xml:id="list2218702103" text:style-name="L12">
        <text:list-item>
          <text:p text:style-name="P23"><text:span text:style-name="T47">Working with the Pahappa team to develop IT solutions in form of web systems.</text:span></text:p>
        </text:list-item>
      </text:list>
      <text:p text:style-name="P11"><text:span text:style-name="T26">Deliverables and Accomplishments:</text:span></text:p>
      <text:list xml:id="list1489012010" text:style-name="L9">
        <text:list-item>
          <text:p text:style-name="P17"><text:soft-page-break/><text:span text:style-name="T7">Worked with my team to develop <text:s/></text:span><text:span text:style-name="T11">systems for example </text:span><text:span text:style-name="T7">Bukalango messaging system.</text:span></text:p>
        </text:list-item>
      </text:list>
      <text:p text:style-name="P11"><text:span text:style-name="T26">T</text:span><text:span text:style-name="T27">eacher</text:span><text:span text:style-name="T26">, </text:span><text:span text:style-name="T27">Adea Primary School</text:span><text:span text:style-name="T26">, </text:span><text:span text:style-name="T27">Abim</text:span><text:span text:style-name="T26">.</text:span></text:p>
      <text:p text:style-name="P16"><text:span text:style-name="T7">201</text:span><text:span text:style-name="T12">0</text:span><text:span text:style-name="T7">-201</text:span><text:span text:style-name="T12">5</text:span></text:p>
      <text:p text:style-name="P11"><text:span text:style-name="T26">Key Role:</text:span></text:p>
      <text:list xml:id="list499836999" text:style-name="L10">
        <text:list-item>
          <text:p text:style-name="P42"><text:span text:style-name="T19">Preparing schemes of work, lesson plans and teaching.</text:span></text:p>
        </text:list-item>
      </text:list>
      <text:p text:style-name="P11"><text:span text:style-name="T26">Deliverables and Accomplishments:</text:span></text:p>
      <text:list xml:id="list1715811163" text:style-name="L11">
        <text:list-item>
          <text:p text:style-name="P18"><text:span text:style-name="T12">T</text:span><text:span text:style-name="T7">o prepare schemes an</text:span><text:span text:style-name="T13">d lesson plans</text:span><text:span text:style-name="T7">.</text:span></text:p>
        </text:list-item>
        <text:list-item>
          <text:p text:style-name="P19"><text:span text:style-name="T7">Teach students </text:span><text:span text:style-name="T13">the subjects an</text:span><text:span text:style-name="T16">d</text:span><text:span text:style-name="T13"> the classes allocated</text:span><text:span text:style-name="T7">.</text:span></text:p>
        </text:list-item>
        <text:list-item>
          <text:p text:style-name="P19"><text:span text:style-name="T7">Carry out student evaluation through tests,</text:span><text:span text:style-name="T13">assignments,homework.</text:span></text:p>
        </text:list-item>
        <text:list-item>
          <text:p text:style-name="P43"><text:span text:style-name="T20">Lead and team building for collective attainment of specific tasks assigned.</text:span></text:p>
          <text:p text:style-name="P47"><text:span text:style-name="T28">T</text:span><text:span text:style-name="T29">eacher</text:span><text:span text:style-name="T28">, </text:span><text:span text:style-name="T30">Soroti Day and Boarding</text:span><text:span text:style-name="T29"> Primary School</text:span><text:span text:style-name="T28">, </text:span><text:span text:style-name="T30">Soroti</text:span><text:span text:style-name="T28">.</text:span></text:p>
          <text:p text:style-name="P47"><text:span text:style-name="T7">20</text:span><text:span text:style-name="T12">0</text:span><text:span text:style-name="T14">7-</text:span><text:span text:style-name="T7">20</text:span><text:span text:style-name="T14">10</text:span></text:p>
          <text:p text:style-name="P48"><text:span text:style-name="T28">Key Role:</text:span></text:p>
        </text:list-item>
        <text:list-item>
          <text:p text:style-name="P45"><text:span text:style-name="T19">Preparing schemes of work, lesson plans and teaching.</text:span></text:p>
          <text:p text:style-name="P12"><text:span text:style-name="T26">Deliverables and Accomplishments:</text:span></text:p>
        </text:list-item>
        <text:list-item>
          <text:p text:style-name="P20"><text:span text:style-name="T12">T</text:span><text:span text:style-name="T7">o prepare schemes an</text:span><text:span text:style-name="T13">d lesson plans</text:span><text:span text:style-name="T7">.</text:span></text:p>
        </text:list-item>
        <text:list-item>
          <text:p text:style-name="P21"><text:span text:style-name="T7">Teach students </text:span><text:span text:style-name="T13">the subjects an</text:span><text:span text:style-name="T17">d</text:span><text:span text:style-name="T13"> the classes allocated</text:span><text:span text:style-name="T7">.</text:span></text:p>
        </text:list-item>
        <text:list-item>
          <text:p text:style-name="P21"><text:span text:style-name="T7">Carry out student evaluation through tests,</text:span><text:span text:style-name="T13">assignments,homework.</text:span></text:p>
        </text:list-item>
        <text:list-item>
          <text:p text:style-name="P45"><text:span text:style-name="T20">Lead and team building for collective attainment of specific tasks assigned.</text:span></text:p>
          <text:p text:style-name="P41">Other Accomplishments</text:p>
          <text:p text:style-name="P50"><text:span text:style-name="T41">February 20</text:span><text:span text:style-name="T42">11</text:span><text:span text:style-name="T41">: Short training in </text:span><text:span text:style-name="T42">Games and Sports</text:span><text:span text:style-name="T41">, </text:span><text:span text:style-name="T42">Refere</text:span><text:span text:style-name="T45">e</text:span><text:span text:style-name="T42">s Training with Silk</text:span><text:span text:style-name="T41">.</text:span></text:p>
          <text:p text:style-name="P51"><text:span text:style-name="T31">July 2019</text:span><text:span text:style-name="T32">: Intern</text:span><text:span text:style-name="T33">s</text:span><text:span text:style-name="T31">hip </text:span><text:span text:style-name="T32"><text:s/></text:span><text:span text:style-name="T34">at </text:span><text:span text:style-name="T32">Pahappa Ltd</text:span></text:p>
          <text:p text:style-name="P34"><text:span text:style-name="T51">H</text:span><text:span text:style-name="T50">obbies</text:span></text:p>
        </text:list-item>
        <text:list-item>
          <text:p text:style-name="P44"><text:span text:style-name="T21">Learning new skills in my field(s)</text:span></text:p>
        </text:list-item>
        <text:list-item>
          <text:p text:style-name="P44"><text:span text:style-name="T21">Watching movies,listening to music </text:span><text:span text:style-name="T24">and reading bible.</text:span></text:p>
        </text:list-item>
        <text:list-item>
          <text:p text:style-name="P46"><text:span text:style-name="T18">Playing football,</text:span><text:span text:style-name="T25">Volleyball and Netball</text:span><text:span text:style-name="T18">.</text:span></text:p>
          <text:p text:style-name="P49"><text:span text:style-name="T40"/></text:p>
          <text:p text:style-name="P49"><text:span text:style-name="T40"/></text:p>
          <text:p text:style-name="P49"><text:span text:style-name="T40"/></text:p>
          <text:p text:style-name="P39"><text:soft-page-break/>Referees</text:p>
          <text:p text:style-name="P26"><text:span text:style-name="T40">Mr. </text:span><text:span text:style-name="T44">Ogira</text:span><text:span text:style-name="T40"> Simon <text:s text:c="50"/>Mr. </text:span><text:span text:style-name="T43">Ssemakula Julius</text:span></text:p>
          <text:p text:style-name="P26"><text:span text:style-name="T40">Teacher Kapir P/S <text:s text:c="48"/></text:span><text:span text:style-name="T43">Software Developer</text:span></text:p>
          <text:p text:style-name="P24"><text:span text:style-name="T52">Tel +256773351415 </text:span><text:span text:style-name="T37"><text:s text:c="40"/></text:span><text:span text:style-name="T22">Tel +25677</text:span><text:span text:style-name="T23">6913451</text:span></text:p>
          <text:p text:style-name="P24"><text:span text:style-name="T23"/></text:p>
          <text:p text:style-name="P27"><text:span text:style-name="T40">I </text:span><text:span text:style-name="T39">Ociba James</text:span><text:span text:style-name="T38"> do </text:span><text:span text:style-name="T40">, certify that to the best of my knowledge and belief, this data correctly describes me, my qualifications, and experience.</text:span></text:p>
          <text:p text:style-name="P25"><text:span text:style-name="T40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 Time New ROman" svg:font-family="'Time New ROman'"/>
    <style:font-face style:name="Lohit Devanagari1" svg:font-family="'Lohit Devanagari'"/>
    <style:font-face style:name="New" svg:font-family="New"/>
    <style:font-face style:name="New Roman" svg:font-family="'New Roman'"/>
    <style:font-face style:name="Time" svg:font-family="Time"/>
    <style:font-face style:name="Time New" svg:font-family="'Time New'"/>
    <style:font-face style:name="Time New Roman" svg:font-family="'Time New Roman'"/>
    <style:font-face style:name="Times New" svg:font-family="'Times New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fo:language="en" fo:country="GB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Time New Roman" fo:font-family="'Time New Roman'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4T18:15:44.009580709</meta:creation-date>
    <dc:date>2021-04-15T21:04:28.568995723</dc:date>
    <meta:editing-duration>PT13H16M24S</meta:editing-duration>
    <meta:editing-cycles>59</meta:editing-cycles>
    <meta:generator>LibreOffice/6.0.7.3$Linux_X86_64 LibreOffice_project/00m0$Build-3</meta:generator>
    <meta:document-statistic meta:table-count="0" meta:image-count="0" meta:object-count="0" meta:page-count="4" meta:paragraph-count="92" meta:word-count="546" meta:character-count="3898" meta:non-whitespace-character-count="3183"/>
  </office:meta>
</office:document-meta>
</file>